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ce4"/>
        <table:table-row table:style-name="ro1">
          <table:table-cell table:style-name="ce1" office:value-type="string">
            <text:p>Afmetingen paintball systeem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 office:value-type="string">
            <text:p>Alle maten zijn in milimeters en gemeten vanuit de linker bovenhoek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 office:value-type="string">
            <text:p>Er wordt hier uit gegaan van een bodemplaat van 1090 x 198 (l x b)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string">
            <text:p>LET OP!</text:p>
          </table:table-cell>
          <table:table-cell table:style-name="Default" office:value-type="string">
            <text:p>In de onderstaande kolommen zijn de bestaande gaten (M4) niet mee genomen!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>
            <text:p>De M8 gaten zijn de verplaatste grote gaten in het midden van de plaat (tap)</text:p>
          </table:table-cell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3" office:value-type="string">
            <text:p>Lengte</text:p>
          </table:table-cell>
          <table:table-cell table:style-name="ce3" office:value-type="string">
            <text:p>Hoogte</text:p>
          </table:table-cell>
          <table:table-cell table:style-name="ce3" office:value-type="string">
            <text:p>Diameter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35">
            <text:p>35</text:p>
          </table:table-cell>
          <table:table-cell office:value-type="string">
            <text:p>M8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60">
            <text:p>60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60">
            <text:p>60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35">
            <text:p>35</text:p>
          </table:table-cell>
          <table:table-cell office:value-type="string">
            <text:p>M8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23">
            <text:p>23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63">
            <text:p>163</text:p>
          </table:table-cell>
          <table:table-cell office:value-type="string">
            <text:p>M8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136">
            <text:p>13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136">
            <text:p>13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163">
            <text:p>163</text:p>
          </table:table-cell>
          <table:table-cell office:value-type="string">
            <text:p>M8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176">
            <text:p>176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-02-2010</text:date>, <text:time>16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ido Hollander</meta:initial-creator>
    <meta:creation-date>2010-02-12T12:56:32</meta:creation-date>
    <dc:date>2010-02-23T16:22:37</dc:date>
    <dc:creator>Wido Hollander</dc:creator>
    <meta:editing-duration>PT00H13M12S</meta:editing-duration>
    <meta:editing-cycles>16</meta:editing-cycles>
    <meta:generator>OpenOffice.org/3.1$Linux OpenOffice.org_project/310m19$Build-9420</meta:generator>
    <meta:document-statistic meta:table-count="3" meta:cell-count="129" meta:object-count="0"/>
  </office:meta>
</office:document-meta>
</file>